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2000005D94640C77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fo:font-size="24pt" officeooo:rsid="0011446e" style:font-size-asian="24pt" style:font-size-complex="2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width="21.257cm" svg:height="27.912cm" draw:z-index="0"><draw:image xlink:href="Pictures/1000020100000422000005D94640C7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kg </meta:initial-creator>
    <meta:creation-date>2014-12-13T15:55:30</meta:creation-date>
    <dc:date>2015-09-06T01:24:03.104780627</dc:date>
    <meta:editing-duration>PT1H24M47S</meta:editing-duration>
    <meta:editing-cycles>9</meta:editing-cycles>
    <meta:generator>LibreOffice/4.2.8.2$Linux_x86 LibreOffice_project/42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